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 svg:font-family="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8pt" officeooo:rsid="00115516" officeooo:paragraph-rsid="00115516" style:font-size-asian="8pt" style:font-size-complex="8pt"/>
    </style:style>
    <style:style style:name="P2" style:family="paragraph" style:parent-style-name="Header">
      <style:text-properties officeooo:rsid="00115516" officeooo:paragraph-rsid="00115516"/>
    </style:style>
    <style:style style:name="P3" style:family="paragraph" style:parent-style-name="Standard">
      <style:text-properties officeooo:rsid="00115516" officeooo:paragraph-rsid="00115516"/>
    </style:style>
    <style:style style:name="P4" style:family="paragraph" style:parent-style-name="Standard">
      <style:text-properties fo:font-weight="bold" officeooo:rsid="00115516" officeooo:paragraph-rsid="00115516" style:font-weight-asian="bold" style:font-weight-complex="bold"/>
    </style:style>
    <style:style style:name="P5" style:family="paragraph" style:parent-style-name="Standard">
      <style:text-properties fo:font-weight="bold" officeooo:rsid="0011610f" officeooo:paragraph-rsid="0011610f" style:font-weight-asian="bold" style:font-weight-complex="bold"/>
    </style:style>
    <style:style style:name="P6" style:family="paragraph" style:parent-style-name="Standard">
      <style:text-properties fo:font-weight="bold" officeooo:rsid="0012c657" officeooo:paragraph-rsid="0012c657" style:font-weight-asian="bold" style:font-weight-complex="bold"/>
    </style:style>
    <style:style style:name="P7" style:family="paragraph" style:parent-style-name="Standard">
      <style:text-properties fo:font-weight="normal" officeooo:rsid="00115516" officeooo:paragraph-rsid="00115516" style:font-weight-asian="normal" style:font-weight-complex="normal"/>
    </style:style>
    <style:style style:name="P8" style:family="paragraph" style:parent-style-name="Standard">
      <style:text-properties fo:font-weight="normal" officeooo:rsid="0011610f" officeooo:paragraph-rsid="0011610f" style:font-weight-asian="normal" style:font-weight-complex="normal"/>
    </style:style>
    <style:style style:name="P9" style:family="paragraph" style:parent-style-name="Standard">
      <style:text-properties fo:font-weight="normal" officeooo:rsid="0012c657" officeooo:paragraph-rsid="0012c657"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0pt" style:font-size-asian="10pt" style:font-size-complex="10pt"/>
    </style:style>
    <style:style style:name="T3" style:family="text">
      <style:text-properties officeooo:rsid="0012c657"/>
    </style:style>
    <style:style style:name="T4" style:family="text">
      <style:text-properties fo:color="#00cc33"/>
    </style:style>
    <style:style style:name="T5" style:family="text">
      <style:text-properties fo:color="#ffcc00"/>
    </style:style>
    <style:style style:name="T6" style:family="text">
      <style:text-properties officeooo:rsid="00138146"/>
    </style:style>
    <style:style style:name="T7" style:family="text">
      <style:text-properties officeooo:rsid="00148e28"/>
    </style:style>
    <style:style style:name="T8" style:family="text">
      <style:text-properties officeooo:rsid="0014c9d8"/>
    </style:style>
    <style:style style:name="T9" style:family="text">
      <style:text-properties officeooo:rsid="0014cb58"/>
    </style:style>
    <style:style style:name="T10" style:family="text">
      <style:text-properties style:font-name="mono"/>
    </style:style>
    <style:style style:name="T11" style:family="text">
      <style:text-properties style:font-name="mono" officeooo:rsid="0014cb58"/>
    </style:style>
    <style:style style:name="T12" style:family="text">
      <style:text-properties style:font-name="mono" officeooo:rsid="00169a60"/>
    </style:style>
    <style:style style:name="T13" style:family="text">
      <style:text-properties style:font-name="mono" officeooo:rsid="00183b71"/>
    </style:style>
    <style:style style:name="T14" style:family="text">
      <style:text-properties style:font-name="mono" officeooo:rsid="001879de"/>
    </style:style>
    <style:style style:name="T15" style:family="text">
      <style:text-properties officeooo:rsid="00169a60"/>
    </style:style>
    <style:style style:name="T16" style:family="text">
      <style:text-properties fo:font-style="italic" style:font-style-asian="italic" style:font-style-complex="italic"/>
    </style:style>
    <style:style style:name="T17" style:family="text">
      <style:text-properties fo:font-style="italic" officeooo:rsid="001879de" style:font-style-asian="italic" style:font-style-complex="italic"/>
    </style:style>
    <style:style style:name="T18" style:family="text">
      <style:text-properties fo:font-style="normal" style:font-style-asian="normal" style:font-style-complex="normal"/>
    </style:style>
    <style:style style:name="T19" style:family="text">
      <style:text-properties officeooo:rsid="00183b71"/>
    </style:style>
    <style:style style:name="T20" style:family="text">
      <style:text-properties style:text-underline-style="solid" style:text-underline-width="auto" style:text-underline-color="font-color" officeooo:rsid="00183b71"/>
    </style:style>
    <style:style style:name="T21" style:family="text">
      <style:text-properties officeooo:rsid="001879de"/>
    </style:style>
    <style:style style:name="T22" style:family="text">
      <style:text-properties style:font-name="Liberation Serif" officeooo:rsid="001879de"/>
    </style:style>
    <style:style style:name="T23" style:family="text">
      <style:text-properties style:font-name="Liberation Serif" officeooo:rsid="001a5cf6"/>
    </style:style>
    <style:style style:name="T24" style:family="text">
      <style:text-properties style:font-name="Liberation Mono" officeooo:rsid="001879de"/>
    </style:style>
    <style:style style:name="T25" style:family="text">
      <style:text-properties style:font-name="Liberation Mono" officeooo:rsid="001a5cf6"/>
    </style:style>
    <style:style style:name="T26" style:family="text">
      <style:text-properties style:font-name="Liberation Mono" officeooo:rsid="00183b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ngment 0: The Team<text:tab/><text:tab/><text:tab/><text:tab/><text:tab/><text:tab/><text:tab/><text:tab/><text:tab/><text:span text:style-name="T4">Working</text:span></text:p>
      <text:p text:style-name="P3">We inserted the <text:s/><text:span text:style-name="T10">print</text:span><text:span text:style-name="T11">()</text:span> <text:s/>right before the if for the compile process</text:p>
      <text:p text:style-name="P4">Assignment 1: Shift Instructions<text:tab/><text:tab/><text:tab/><text:tab/><text:tab/><text:tab/><text:tab/><text:tab/><text:span text:style-name="T4">Working</text:span></text:p>
      <text:p text:style-name="P3">We implemented the machine instructions to use the build in functions of <text:span text:style-name="T16">selfie</text:span> to enable it to use bit wise shifting.</text:p>
      <text:p text:style-name="P4">Assignment 2: Shift Operators<text:tab/><text:tab/><text:tab/><text:tab/><text:tab/><text:tab/><text:tab/><text:tab/><text:span text:style-name="T4">Working</text:span></text:p>
      <text:p text:style-name="P3">In this Assignment we added symbols to scanner and parser to enable the scanning and parsing of <text:span text:style-name="T10">&gt;&gt;</text:span> <text:s/>and <text:s/><text:span text:style-name="T10">&lt;&lt;</text:span> <text:s/>for the shift operations</text:p>
      <text:p text:style-name="P4">Assignment 3: Shift Operators Code Generation<text:tab/><text:tab/><text:tab/><text:tab/><text:tab/><text:tab/><text:span text:style-name="T4">Working</text:span></text:p>
      <text:p text:style-name="P3">We implemente<text:span text:style-name="T6">d</text:span> the C operators for C* to work with shift operations, here we had to fiddle out, that the right shift is only a logic shift on positive numbers. Our wrap around for this was, do check <text:span text:style-name="T6">whether</text:span> the <text:span text:style-name="T6">number is</text:span> negative, if so, we check the amount to be shifted and if it <text:span text:style-name="T6">is</text:span> <text:s/><text:span text:style-name="T10">&lt; 31</text:span> <text:s/>we <text:span text:style-name="T7">need to do the right shift without the sign bit and insert the sign bit again after the operation</text:span>.</text:p>
      <text:p text:style-name="P4">Assignment 4: Constant Folding<text:tab/><text:tab/><text:tab/><text:tab/><text:tab/><text:tab/><text:tab/><text:tab/><text:span text:style-name="T4">Working</text:span></text:p>
      <text:p text:style-name="P7">This assignment was a little bit tricky, we passed an argument throughout the parser routines, to indicate <text:span text:style-name="T8">whether</text:span> or not the past parsed <text:span text:style-name="T8">expression</text:span> <text:span text:style-name="T8">is</text:span> <text:span text:style-name="T8">a </text:span>constant. So that if we found a non constant part in the expression, it would be loaded into the registers, otherwise we continued to calculate the result at compile time. Also we implemented that, a expression like <text:s/><text:span text:style-name="T10">a + 2 + 1</text:span> <text:s/>would be <text:span text:style-name="T8">folded</text:span> to <text:s/><text:span text:style-name="T10">a + 3</text:span> <text:s/>although it was not asked.</text:p>
      <text:p text:style-name="P4">Assignment 5: Arrays<text:tab/><text:tab/><text:tab/><text:tab/><text:tab/><text:tab/><text:tab/><text:tab/><text:tab/><text:span text:style-name="T4">Working</text:span></text:p>
      <text:p text:style-name="P8">First we added the symbols and edited the grammar, so it would work with arrays as well. Then we added two extra fields in the Symbol Table to store the size of the array as well as the <text:span text:style-name="T9">array base-type (type of the content of the array)</text:span>. Then we made the correct address calculations for row major addressing of the arrays, also we implemented that they could be passed through arguments.</text:p>
      <text:p text:style-name="P5">Assignment 6: 2-dimensional Arrays<text:tab/><text:tab/><text:tab/><text:tab/><text:tab/><text:tab/><text:span text:style-name="T5">part. Working</text:span></text:p>
      <text:p text:style-name="P8">We hardcoded it, so that only 2 dimensional arrays would work, although it was possible to make multidimensional arrays possible. We did in fact the same as we did with one dimensional arrays, so we first extended the parser, scanner and grammar to work with 2 dimensional arrays. Then we implemented the address calculation. <text:span text:style-name="T9">If a two-dimensional array is used as function parameter it gives you the reference. This is of course unexpected and should be considered unfinished.</text:span></text:p>
      <text:p text:style-name="P5">Assingment 7 + 8: <text:span text:style-name="T3">Structs</text:span><text:tab/><text:tab/><text:tab/><text:tab/><text:tab/><text:tab/><text:tab/><text:tab/><text:tab/><text:span text:style-name="T4">Working</text:span></text:p>
      <text:p text:style-name="P8">For <text:span text:style-name="T10">structs</text:span> we also extended the grammar and implemented a field list for <text:span text:style-name="T15">all fields of a </text:span><text:span text:style-name="T12">struct</text:span><text:span text:style-name="T15"> <text:s/>definition</text:span>. We also made it possible for <text:span text:style-name="T18">self</text:span> referencing <text:s/><text:span text:style-name="T10">structs</text:span>, as we <text:span text:style-name="T19">went</text:span> back after we parsed the fields of the <text:s/><text:span text:style-name="T13">struct</text:span><text:span text:style-name="T19"> <text:s/>definition</text:span> and passed it to the field with the self referencing <text:s/><text:span text:style-name="T10">struct</text:span>. <text:span text:style-name="T21">Our parser does not support access to a field of a field in </text:span><text:span text:style-name="T20">one</text:span><text:span text:style-name="T19"> instruction e.g. </text:span><text:span text:style-name="T26">mystruct -&gt; field1 -&gt; field2</text:span><text:span text:style-name="T13">.</text:span></text:p>
      <text:p text:style-name="P5">Assignment 9 + 10: <text:span text:style-name="T3">Lazy Evaluation</text:span><text:tab/><text:tab/><text:tab/><text:tab/><text:tab/><text:tab/><text:tab/><text:span text:style-name="T4">Working </text:span></text:p>
      <text:p text:style-name="P8">We added a list for the jump addresses so that we could branch to the respective <text:span text:style-name="T3">branch in the syntax tree. We also joined them for mixed boolean expressions. So that if we have a mixed expression, it jumps to the next boolean operator that is not the current operator.</text:span></text:p>
      <text:p text:style-name="P6">Assignment 11: Memory Managment<text:tab/><text:tab/><text:tab/><text:tab/><text:tab/><text:tab/><text:tab/><text:span text:style-name="T4">Working</text:span></text:p>
      <text:p text:style-name="P9">We added a list of free memory blocks <text:span text:style-name="T21">inside </text:span><text:span text:style-name="T17">mipster</text:span>, where we add the address of the freed element. We implemented it like a stack, so the last address that got inserted into the list is the first address that gets reused from malloc. <text:span text:style-name="T21">This is possible because </text:span><text:span text:style-name="T24">free()</text:span><text:span text:style-name="T14"> </text:span><text:span text:style-name="T22">frees chunks of fixed size of <text:s/></text:span><text:span text:style-name="T24">12 * </text:span><text:span text:style-name="T25">WORDSIZE</text:span><text:span text:style-name="T23">.</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mono" svg:font-family="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15516" officeooo:paragraph-rsid="00115516" style:font-size-asian="8pt" style:font-size-complex="8pt"/>
    </style:style>
    <style:style style:name="MP2" style:family="paragraph" style:parent-style-name="Header">
      <style:text-properties officeooo:rsid="00115516" officeooo:paragraph-rsid="00115516"/>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P Compiler Construction<text:tab/><text:tab/>SS2016</text:p>
        <text:p text:style-name="MP2"><text:tab/><text:span text:style-name="MT1">Team AAL</text:span></text:p>
        <text:p text:style-name="MP2"><text:tab/><text:span text:style-name="MT2">Alexander Kollert, Lex Winandy, Andreas Eckschlag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5:16:16.669919772</meta:creation-date>
    <dc:date>2016-06-29T20:26:49.631043014</dc:date>
    <meta:editing-duration>PT21M40S</meta:editing-duration>
    <meta:editing-cycles>6</meta:editing-cycles>
    <meta:generator>LibreOffice/5.1.3.2$Linux_X86_64 LibreOffice_project/10m0$Build-2</meta:generator>
    <dc:creator>Alex </dc:creator>
    <meta:document-statistic meta:table-count="0" meta:image-count="0" meta:object-count="0" meta:page-count="1" meta:paragraph-count="23" meta:word-count="612" meta:character-count="3551" meta:non-whitespace-character-count="2874"/>
  </office:meta>
</office:document-meta>
</file>